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NearQuer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nNearQuery.getSpans( final Index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nNearQuery.getSl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earQuer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nNearQuery.getPayloadSpan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NearQuery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earQuery.i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earQuery.getTe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nNearQuery.SpanNearQuery( SpanQuery [ ] clauses , int slop , boolean inOr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anNearQuery.getCla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NearQuery.toString(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anNearQuery.rewrite( IndexReader r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anNearQuery.extractTerms( Set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